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erif" fo:font-size="12pt" fo:font-style="normal" style:text-underline-style="none" fo:font-weight="bold" officeooo:rsid="001345e1" officeooo:paragraph-rsid="001345e1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text-properties style:font-name="Liberation Serif" fo:font-size="12pt" fo:font-style="normal" style:text-underline-style="none" fo:font-weight="bold" officeooo:rsid="0014d764" officeooo:paragraph-rsid="0014d764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text-properties style:font-name="Liberation Serif" fo:font-size="12pt" fo:font-style="normal" style:text-underline-style="none" fo:font-weight="bold" officeooo:rsid="0014ebde" officeooo:paragraph-rsid="0014ebde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style:font-name="Liberation Serif" fo:font-size="12pt" fo:font-style="normal" style:text-underline-style="none" fo:font-weight="bold" officeooo:rsid="001507da" officeooo:paragraph-rsid="001507da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style:font-name="Liberation Serif" fo:font-size="12pt" fo:font-style="normal" style:text-underline-style="none" fo:font-weight="bold" officeooo:rsid="0016999f" officeooo:paragraph-rsid="0016999f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style:font-name="Liberation Serif" fo:font-size="12pt" fo:font-style="normal" style:text-underline-style="none" fo:font-weight="bold" officeooo:rsid="0016e0ad" officeooo:paragraph-rsid="0016e0a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style:font-name="Liberation Serif" fo:font-size="12pt" fo:font-style="normal" style:text-underline-style="none" fo:font-weight="bold" officeooo:rsid="0018af16" officeooo:paragraph-rsid="0018af16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style:font-name="Liberation Serif" fo:font-size="12pt" fo:font-style="normal" style:text-underline-style="none" fo:font-weight="normal" officeooo:rsid="001345e1" officeooo:paragraph-rsid="001345e1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Liberation Serif" fo:font-size="16pt" fo:font-style="normal" style:text-underline-style="none" fo:font-weight="bold" officeooo:rsid="0012ad7d" officeooo:paragraph-rsid="0012ad7d" style:font-size-asian="14pt" style:font-style-asian="normal" style:font-weight-asian="bold" style:font-size-complex="16pt" style:font-style-complex="normal" style:font-weight-complex="bold"/>
    </style:style>
    <style:style style:name="P10" style:family="paragraph" style:parent-style-name="Standard" style:list-style-name="L1">
      <style:text-properties officeooo:paragraph-rsid="001d9009"/>
    </style:style>
    <style:style style:name="P11" style:family="paragraph" style:parent-style-name="Standard">
      <style:text-properties officeooo:paragraph-rsid="001d9009"/>
    </style:style>
    <style:style style:name="P12" style:family="paragraph" style:parent-style-name="Standard" style:list-style-name="L2">
      <style:text-properties officeooo:paragraph-rsid="001d9009"/>
    </style:style>
    <style:style style:name="P13" style:family="paragraph" style:parent-style-name="Standard">
      <style:text-properties fo:font-weight="bold" officeooo:rsid="001d9009" officeooo:paragraph-rsid="001d9009" style:font-weight-asian="bold" style:font-weight-complex="bold"/>
    </style:style>
    <style:style style:name="P14" style:family="paragraph" style:parent-style-name="Standard" style:list-style-name="L4">
      <style:text-properties fo:font-weight="bold" officeooo:rsid="00294542" officeooo:paragraph-rsid="00294542" style:font-weight-asian="bold" style:font-weight-complex="bold"/>
    </style:style>
    <style:style style:name="P15" style:family="paragraph" style:parent-style-name="Standard" style:list-style-name="L4">
      <style:text-properties fo:font-weight="bold" officeooo:rsid="002a1d2c" officeooo:paragraph-rsid="002a1d2c" style:font-weight-asian="bold" style:font-weight-complex="bold"/>
    </style:style>
    <style:style style:name="P16" style:family="paragraph" style:parent-style-name="Standard" style:list-style-name="L4">
      <style:text-properties fo:font-weight="bold" officeooo:rsid="002dc371" officeooo:paragraph-rsid="002ee5ea" style:font-weight-asian="bold" style:font-weight-complex="bold"/>
    </style:style>
    <style:style style:name="P17" style:family="paragraph" style:parent-style-name="Standard">
      <style:text-properties fo:font-weight="bold" officeooo:rsid="002dc371" officeooo:paragraph-rsid="002ee5ea" style:font-weight-asian="bold" style:font-weight-complex="bold"/>
    </style:style>
    <style:style style:name="P18" style:family="paragraph" style:parent-style-name="Standard">
      <style:text-properties fo:font-weight="bold" officeooo:rsid="002fd9d4" officeooo:paragraph-rsid="002fd9d4" style:font-weight-asian="bold" style:font-weight-complex="bold"/>
    </style:style>
    <style:style style:name="P19" style:family="paragraph" style:parent-style-name="Standard">
      <style:text-properties fo:font-size="15pt" fo:font-weight="bold" officeooo:rsid="001e7b39" officeooo:paragraph-rsid="001e7b39" style:font-size-asian="13.1000003814697pt" style:font-weight-asian="bold" style:font-size-complex="15pt" style:font-weight-complex="bold"/>
    </style:style>
    <style:style style:name="P20" style:family="paragraph" style:parent-style-name="Standard">
      <style:text-properties fo:font-size="12pt" fo:font-weight="normal" officeooo:rsid="001e7b39" officeooo:paragraph-rsid="001e7b39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20296d" officeooo:paragraph-rsid="0020296d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208249" officeooo:paragraph-rsid="00208249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239e89" officeooo:paragraph-rsid="00239e89" style:font-size-asian="10.5pt" style:font-weight-asian="normal" style:font-size-complex="12pt" style:font-weight-complex="normal"/>
    </style:style>
    <style:style style:name="P24" style:family="paragraph" style:parent-style-name="Standard" style:list-style-name="L3">
      <style:text-properties fo:font-size="12pt" fo:font-weight="normal" officeooo:rsid="00239e89" officeooo:paragraph-rsid="00239e89" style:font-size-asian="10.5pt" style:font-weight-asian="normal" style:font-size-complex="12pt" style:font-weight-complex="normal"/>
    </style:style>
    <style:style style:name="P25" style:family="paragraph" style:parent-style-name="Standard" style:list-style-name="L3">
      <style:text-properties fo:font-size="12pt" fo:font-weight="normal" officeooo:rsid="0023b49e" officeooo:paragraph-rsid="0023b49e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bold" officeooo:rsid="00208249" officeooo:paragraph-rsid="00208249" style:font-size-asian="10.5pt" style:font-weight-asian="bold" style:font-size-complex="12pt" style:font-weight-complex="bold"/>
    </style:style>
    <style:style style:name="P27" style:family="paragraph" style:parent-style-name="Standard">
      <style:text-properties fo:font-size="12pt" fo:font-weight="bold" officeooo:rsid="0023b49e" officeooo:paragraph-rsid="0023b49e" style:font-size-asian="10.5pt" style:font-weight-asian="bold" style:font-size-complex="12pt" style:font-weight-complex="bold"/>
    </style:style>
    <style:style style:name="P28" style:family="paragraph" style:parent-style-name="Standard">
      <style:text-properties fo:font-size="12pt" fo:font-weight="bold" officeooo:rsid="002425ee" officeooo:paragraph-rsid="002425ee" style:font-size-asian="10.5pt" style:font-weight-asian="bold" style:font-size-complex="12pt" style:font-weight-complex="bold"/>
    </style:style>
    <style:style style:name="P29" style:family="paragraph" style:parent-style-name="Standard">
      <style:text-properties fo:font-size="12pt" fo:font-weight="bold" officeooo:rsid="0025af30" officeooo:paragraph-rsid="0025af30" style:font-size-asian="10.5pt" style:font-weight-asian="bold" style:font-size-complex="12pt" style:font-weight-complex="bold"/>
    </style:style>
    <style:style style:name="P30" style:family="paragraph" style:parent-style-name="Standard" style:list-style-name="L4">
      <style:text-properties officeooo:paragraph-rsid="0028489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02a6" style:font-weight-asian="normal" style:font-weight-complex="normal"/>
    </style:style>
    <style:style style:name="T3" style:family="text">
      <style:text-properties fo:font-weight="normal" officeooo:rsid="0018476d" style:font-weight-asian="normal" style:font-weight-complex="normal"/>
    </style:style>
    <style:style style:name="T4" style:family="text"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erif" fo:font-size="12pt" fo:font-style="normal" style:text-underline-style="none" fo:font-weight="normal" officeooo:rsid="001be9c7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erif" fo:font-size="12pt" fo:font-style="normal" style:text-underline-style="none" fo:font-weight="normal" officeooo:rsid="001d9009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erif" fo:font-size="12pt" fo:font-style="normal" style:text-underline-style="none" fo:font-weight="normal" officeooo:rsid="0018af16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erif" fo:font-size="12pt" fo:font-style="normal" style:text-underline-style="none" fo:font-weight="normal" officeooo:rsid="001a304b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iberation Serif" fo:font-size="12pt" fo:font-style="normal" style:text-underline-style="none" fo:font-weight="normal" officeooo:rsid="001ab868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erif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iberation Serif" fo:font-size="12pt" fo:font-style="normal" style:text-underline-style="none" fo:font-weight="normal" officeooo:rsid="00272b27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Liberation Serif" fo:font-size="12pt" fo:font-style="normal" style:text-underline-style="none" fo:font-weight="normal" officeooo:rsid="0025af30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Liberation Serif" fo:font-size="12pt" fo:font-style="normal" style:text-underline-style="none" fo:font-weight="normal" officeooo:rsid="002745d1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Liberation Serif" fo:font-size="12pt" fo:font-style="normal" style:text-underline-style="none" fo:font-weight="normal" officeooo:rsid="002c1cfc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Serif" fo:font-size="12pt" fo:font-style="normal" style:text-underline-style="none" fo:font-weight="normal" officeooo:rsid="002ee5ea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Liberation Serif" fo:font-size="12pt" fo:font-style="normal" style:text-underline-style="none" fo:font-weight="bold" officeooo:rsid="0018af16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Liberation Serif" fo:font-size="12pt" fo:font-style="normal" style:text-underline-style="none" fo:font-weight="bold" officeooo:rsid="0025af30" style:font-size-asian="10.5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Liberation Serif" fo:font-size="12pt" fo:font-style="normal" style:text-underline-style="none" fo:font-weight="bold" officeooo:rsid="002745d1" style:font-size-asian="10.5pt" style:font-style-asian="normal" style:font-weight-asian="bold" style:font-size-complex="12pt" style:font-style-complex="normal" style:font-weight-complex="bold"/>
    </style:style>
    <style:style style:name="T19" style:family="text">
      <style:text-properties style:font-name="Liberation Serif" fo:font-size="12pt" fo:font-style="normal" style:text-underline-style="none" style:font-size-asian="12pt" style:font-style-asian="normal" style:font-size-complex="12pt" style:font-style-complex="normal"/>
    </style:style>
    <style:style style:name="T20" style:family="text">
      <style:text-properties style:font-name="Liberation Serif" fo:font-size="12pt" fo:font-style="normal" style:text-underline-style="none" style:font-size-asian="10.5pt" style:font-style-asian="normal" style:font-size-complex="12pt" style:font-style-complex="normal"/>
    </style:style>
    <style:style style:name="T21" style:family="text">
      <style:text-properties style:font-name="Liberation Serif" fo:font-size="12pt" fo:font-style="normal" style:text-underline-style="none" officeooo:rsid="002745d1" style:font-size-asian="10.5pt" style:font-style-asian="normal" style:font-size-complex="12pt" style:font-style-complex="normal"/>
    </style:style>
    <style:style style:name="T22" style:family="text">
      <style:text-properties style:font-name="Liberation Serif" fo:font-size="12pt" fo:font-style="normal" style:text-underline-style="none" officeooo:rsid="002c1cfc" style:font-size-asian="10.5pt" style:font-style-asian="normal" style:font-size-complex="12pt" style:font-style-complex="normal"/>
    </style:style>
    <style:style style:name="T23" style:family="text">
      <style:text-properties style:font-name="Liberation Serif" fo:font-size="12pt" fo:font-style="normal" style:text-underline-style="none" officeooo:rsid="002ee5ea" style:font-size-asian="10.5pt" style:font-style-asian="normal" style:font-size-complex="12pt" style:font-style-complex="normal"/>
    </style:style>
    <style:style style:name="T24" style:family="text">
      <style:text-properties style:font-name="Liberation Serif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style:font-name="Liberation Serif" fo:font-style="normal" style:text-underline-style="none" fo:font-weight="normal" officeooo:rsid="002425ee" style:font-style-asian="normal" style:font-weight-asian="normal" style:font-style-complex="normal" style:font-weight-complex="normal"/>
    </style:style>
    <style:style style:name="T26" style:family="text">
      <style:text-properties style:font-name="Liberation Serif" fo:font-style="normal" style:text-underline-style="none" fo:font-weight="normal" officeooo:rsid="0025aba9" style:font-style-asian="normal" style:font-weight-asian="normal" style:font-style-complex="normal" style:font-weight-complex="normal"/>
    </style:style>
    <style:style style:name="T27" style:family="text">
      <style:text-properties style:font-name="Liberation Serif" fo:font-style="normal" style:text-underline-style="none" fo:font-weight="normal" officeooo:rsid="00272b27" style:font-style-asian="normal" style:font-weight-asian="normal" style:font-style-complex="normal" style:font-weight-complex="normal"/>
    </style:style>
    <style:style style:name="T28" style:family="text">
      <style:text-properties style:font-name="Liberation Serif" fo:font-style="normal" style:text-underline-style="none" style:font-style-asian="normal" style:font-style-complex="normal"/>
    </style:style>
    <style:style style:name="T29" style:family="text">
      <style:text-properties style:font-name="Liberation Serif" fo:font-style="normal" style:text-underline-style="none" officeooo:rsid="0021a156" style:font-style-asian="normal" style:font-style-complex="normal"/>
    </style:style>
    <style:style style:name="T30" style:family="text">
      <style:text-properties style:font-name="Liberation Serif" fo:font-style="normal" style:text-underline-style="none" officeooo:rsid="0023b49e" style:font-style-asian="normal" style:font-style-complex="normal"/>
    </style:style>
    <style:style style:name="T31" style:family="text">
      <style:text-properties style:font-name="Liberation Serif" fo:font-style="normal" style:text-underline-style="none" officeooo:rsid="002425ee" style:font-style-asian="normal" style:font-style-complex="normal"/>
    </style:style>
    <style:style style:name="T32" style:family="text">
      <style:text-properties style:font-name="Liberation Serif" fo:font-style="normal" style:text-underline-style="none" officeooo:rsid="0025aba9" style:font-style-asian="normal" style:font-style-complex="normal"/>
    </style:style>
    <style:style style:name="T33" style:family="text">
      <style:text-properties style:font-name="Liberation Serif" fo:font-style="normal" style:text-underline-style="none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Fisiopatologia Clinica</text:p>
      <text:p text:style-name="P8">La patologia clinica si occupa delle malattie attraverso lo studio laboratoristico.</text:p>
      <text:p text:style-name="P1">Prevenzione delle malattie: <text:span text:style-name="T1">Ha lo scopo di conservare lo stato di salute e benessere ed evitare la comparsa di malattie.</text:span></text:p>
      <text:p text:style-name="P2">Prevenzione primaria:<text:span text:style-name="T1"> Diretta a tutti i soggetti apparentemente in buona salute, si propone di mantenere le condizioni di benessere ed evitare la comparsa di malattie.</text:span></text:p>
      <text:p text:style-name="P3">Medicina predittiva:<text:span text:style-name="T1"> Definisce il profilo di rischio individuale con l’obiettivo di ridurre il rischio (probabilità che si verifichi un evento avverso).</text:span></text:p>
      <text:p text:style-name="P3">Prevenzione secondaria:<text:span text:style-name="T1"> Volta a realizzare una diagnosi precoce (spesso le alterazioni biochimiche precedono la comparsa dei sintomi). Es. screening: alta sensibilità, produce falsi positivi ma è studiato per minimizzare i falsi negativi.</text:span></text:p>
      <text:p text:style-name="P4">Prevenzione terziaria: <text:span text:style-name="T1">Rivolta a soggetti malati, volta ad evitare complicanze e ricadute.</text:span></text:p>
      <text:p text:style-name="P4"><text:span text:style-name="T1"/></text:p>
      <text:p text:style-name="P4">Diagnosi per attribuzione:<text:span text:style-name="T1"> Indici che quando alterati sono sufficienti per porre diagnosi. es. anticorpi anti-tTG di classe IgA per la diagnosi di celiachia (in combinazione alla titolazione delle IgA, se l’individuo ha deficit di IgA risulta negativo anche alle IgA anti-tTG ma non significa che non abbia celiachia). </text:span><text:span text:style-name="T2">Oppure la misurazione di glicemia, emoglobina glicata e glicemia da carico per la diagnosi di diabete.</text:span></text:p>
      <text:p text:style-name="P4"><text:span text:style-name="T2"/></text:p>
      <text:p text:style-name="P5">Diagnosi per esclusione: <text:span text:style-name="T1">In molti casi si ricorre ad analisi di laboratorio per escludere ipotesi diagnostiche.</text:span></text:p>
      <text:p text:style-name="P5"><text:span text:style-name="T1"/></text:p>
      <text:p text:style-name="P6">Monitorare l’andamento delle malattie:<text:span text:style-name="T1"> Indici correlati con l’evoluzione di una malattia. es. transaminasi. In alcuni casi permette di prevedere il decorso di una affezione. </text:span><text:span text:style-name="T3">Alcuni parametri si normalizzano con la guarigione, alcuni rimangono permanentemente alterati, altri vanno tenuti sotto controllo.</text:span></text:p>
      <text:p text:style-name="P7"><text:span text:style-name="T3"/></text:p>
      <text:p text:style-name="P11"><text:span text:style-name="T16">Parametri per impostare la corretta terapia:</text:span><text:span text:style-name="T7"> Parametri che possono servire a guidare la terapia. </text:span><text:span text:style-name="T8">Ad esempio antibiogramma prima di decidere terapia antibiotica oppure controllo della terapia anticoagulante </text:span><text:span text:style-name="T9">(parametro </text:span><text:span text:style-name="T5">PTT: Tempo di protrombina oppure ancora meglio </text:span><text:span text:style-name="T9">INR: International Normalized Ratio)</text:span><text:span text:style-name="T8">. </text:span><text:span text:style-name="T5">In alcuni casi importante anche valutare gli effetti collaterali prima che si manifestin tramite segni clinici. Parametri valutati tramite esami di laboratorop possono spiegare manifestazioni patologiche, es: </text:span></text:p>
      <text:list text:style-name="L2">
        <text:list-item>
          <text:p text:style-name="P12"><text:span text:style-name="T5">petecchie → piastrinopenia. </text:span></text:p>
        </text:list-item>
      </text:list>
      <text:list text:style-name="L1">
        <text:list-item>
          <text:p text:style-name="P10"><text:span text:style-name="T5">Ittero → bilirubinemia. </text:span></text:p>
        </text:list-item>
        <text:list-item>
          <text:p text:style-name="P10"><text:span text:style-name="T5">Edemi periferici → ipoalbuminemia. </text:span><text:span text:style-name="T6">(La carenza di proteine plasmatiche può essere dovuta a scarsa produzione, in caso di problemi a carico del fegato, oppure ad aumentata dispersione, in caso ad esempio di patologie renali come la nefrosi).</text:span></text:p>
        </text:list-item>
      </text:list>
      <text:p text:style-name="P11"><text:span text:style-name="T6"/></text:p>
      <text:p text:style-name="P13"><text:span text:style-name="T19">Appropriatezza prescrittiva: </text:span><text:span text:style-name="T4">Si applica sie alla prescrizione di farmaci che alla prescrizione di esami di laboratorio. È preferibile limitare gli esami prescritti ad un numero ridotto ma mirati per indagare la sospetta diagnosi.</text:span></text:p>
      <text:p text:style-name="P13"><text:span text:style-name="T4"/></text:p>
      <text:p text:style-name="P19"><text:span text:style-name="T28">Ematologia di Laboratorio</text:span></text:p>
      <text:p text:style-name="P20"><text:span text:style-name="T28">Studia le cellule del sangue periferico sia dal punto di vista quantitativo che qualitativo, i precursori del midollo e gli analiti connessi con l’ematopoiesi. Studia anche l’emostasi.</text:span></text:p>
      <text:p text:style-name="P21"><text:span text:style-name="T28">I parametri emocromocitometrici possono costituire elementi decisionali per il percorso clinico.</text:span></text:p>
      <text:p text:style-name="P26"><text:span text:style-name="T28">Emocromo:</text:span></text:p>
      <text:p text:style-name="P22"><text:span text:style-name="T28">Lo studio delle cellule del sangue serve ad esempio nelle anemie (che possono avere una grande varietà di cause) e nelle malattie neoplastiche. Comunque imporante ma di rilevanza minore è lo studio delle piastrine.</text:span></text:p>
      <text:p text:style-name="P22"><text:soft-page-break/><text:span text:style-name="T28">Il </text:span><text:span text:style-name="T33">campione</text:span><text:span text:style-name="T28"> è sangue venoso raccolto in anticoagulante (di solito EDTA, tappo lilla a Pisa, dipende dal fornitore perché non c’è standardizzazione sul colore delle provette). Il campione si conserva per poche ore a temperatura ambiente e deve essere conservato evitando scuotimenti e riscaldament</text:span><text:span text:style-name="T29">o</text:span><text:span text:style-name="T28">.</text:span></text:p>
      <text:p text:style-name="P23"><text:span text:style-name="T33">Parametri analizzati</text:span><text:span text:style-name="T28">:</text:span></text:p>
      <text:list text:style-name="L3">
        <text:list-item>
          <text:p text:style-name="P24"><text:span text:style-name="T28">Numerosità degli elementi: concentrazione delle singole componenti (unità per ul).</text:span></text:p>
        </text:list-item>
        <text:list-item>
          <text:p text:style-name="P24"><text:span text:style-name="T28">Dati relativi ai globuli rossi:</text:span></text:p>
          <text:list>
            <text:list-item>
              <text:p text:style-name="P24"><text:span text:style-name="T28">Concentrazione di emoglobina (g/dl).</text:span></text:p>
            </text:list-item>
            <text:list-item>
              <text:p text:style-name="P24"><text:span text:style-name="T28">Ematocrito (%).</text:span></text:p>
            </text:list-item>
            <text:list-item>
              <text:p text:style-name="P24"><text:span text:style-name="T28">Volume </text:span><text:span text:style-name="T30">degli eritrociti </text:span><text:span text:style-name="T28">(fl. </text:span><text:span text:style-name="T31">Sì, femtolitri</text:span><text:span text:style-name="T28">) e RDW (Relativa distribuzione dei volumi, %).</text:span></text:p>
            </text:list-item>
            <text:list-item>
              <text:p text:style-name="P24"><text:span text:style-name="T28">Contenuto medio di Hb (MCH, pg/gr).</text:span></text:p>
            </text:list-item>
            <text:list-item>
              <text:p text:style-name="P24"><text:span text:style-name="T28">MCHC (???)</text:span></text:p>
            </text:list-item>
          </text:list>
        </text:list-item>
        <text:list-item>
          <text:p text:style-name="P25"><text:span text:style-name="T28">Dati relativi ai globuli bianchi:</text:span></text:p>
          <text:list>
            <text:list-item>
              <text:p text:style-name="P25"><text:span text:style-name="T28">Numerosità delle diverse popolazioni.</text:span></text:p>
            </text:list-item>
            <text:list-item>
              <text:p text:style-name="P25"><text:span text:style-name="T28">Eventuale idenitficazione morfologica di cellule patologiche.</text:span></text:p>
            </text:list-item>
          </text:list>
        </text:list-item>
        <text:list-item>
          <text:p text:style-name="P25"><text:span text:style-name="T28">Dati relativi alle piastrine:</text:span></text:p>
          <text:list>
            <text:list-item>
              <text:p text:style-name="P25"><text:span text:style-name="T28">Concentrazione.</text:span></text:p>
            </text:list-item>
            <text:list-item>
              <text:p text:style-name="P25"><text:span text:style-name="T28">Volume.</text:span></text:p>
            </text:list-item>
          </text:list>
        </text:list-item>
      </text:list>
      <text:p text:style-name="P27"><text:span text:style-name="T28">Metodi: </text:span><text:span text:style-name="T24">Prima si utilizzavano metodi manuali, ad esempio la conta delle cellule tramite vetrini speciali noti come camere di conta. </text:span><text:span text:style-name="T25">La concentrazione di emoglobina si misurava per spettrofotometria dopo lisi dei globuli rossi e stabilizzazione del picco di assorbimento con reattivi chimici (Durkin…).</text:span></text:p>
      <text:p text:style-name="P28"><text:span text:style-name="T24">Per le formule leucocitarie si usava lo striscio di sangue con colorazione May Grunwald – Giemsa.</text:span></text:p>
      <text:p text:style-name="P28"><text:span text:style-name="T24"/></text:p>
      <text:p text:style-name="P28"><text:span text:style-name="T24">I macchinari disponibili oggi spesso usano gli stessi metodi ma in maniera automatizzata. </text:span><text:span text:style-name="T26">In presenza di allarmi della macchina (presenza di cellule che non è in grado di classificare) sul campione si indaga al microscopio.</text:span></text:p>
      <text:p text:style-name="P28"><text:span text:style-name="T26"/></text:p>
      <text:p text:style-name="P29"><text:span text:style-name="T32">E</text:span><text:span text:style-name="T28">ritrociti:</text:span></text:p>
      <text:list text:style-name="L4">
        <text:list-item>
          <text:p text:style-name="P30"><text:span text:style-name="T17">Concentrazione: </text:span><text:span text:style-name="T11">tra </text:span><text:span text:style-name="T27">4.35 e 5.65 milioni per ul nell’uomo. Tra 3.92 e 5.13 milioni nella donna.</text:span></text:p>
        </text:list-item>
        <text:list-item>
          <text:p text:style-name="P30"><text:span text:style-name="T17">Emoglobina:</text:span><text:span text:style-name="T12"> tra 13.5 </text:span><text:span text:style-name="T11">e </text:span><text:span text:style-name="T12">17.5 g/dl nell’uomo. Tra 12.0 </text:span><text:span text:style-name="T11">e </text:span><text:span text:style-name="T12">15.5 g/dl nella donna.</text:span></text:p>
        </text:list-item>
        <text:list-item>
          <text:p text:style-name="P30"><text:span text:style-name="T18">Ematocrito:</text:span><text:span text:style-name="T13"> Uomo 40-50%, donna 37-47%. Teoricamente comprende sia globuli bianchi che rossi, ma data l’estrema prevalenza dei rossi in pratica indica la quantità di globuli rossi.</text:span></text:p>
        </text:list-item>
        <text:list-item>
          <text:p text:style-name="P14"><text:span text:style-name="T21">V</text:span><text:span text:style-name="T20">olume globulare medio:</text:span><text:span text:style-name="T10"> tra 80 e 98 fl. La diminuizione si dice</text:span><text:span text:style-name="T20"> microcitosi</text:span><text:span text:style-name="T10">, può essere associata ad anemia sideropeniche o talassemie. L’opposto si dice </text:span><text:span text:style-name="T20">macrocitosi </text:span><text:span text:style-name="T10">e può essere indice di anemia da carenza di folati, carenza di vitamina B12 o epatopatie.</text:span></text:p>
        </text:list-item>
        <text:list-item>
          <text:p text:style-name="P15"><text:span text:style-name="T20">Anisocitosi:</text:span><text:span text:style-name="T10"> Differenza nelle dimensioni dei globuli rossi.</text:span></text:p>
        </text:list-item>
        <text:list-item>
          <text:p text:style-name="P15"><text:span text:style-name="T20">MHC:</text:span><text:span text:style-name="T10"> Mean Cell Haemoglobin. 27-33 pg/RBC (Red Blood Cell).</text:span></text:p>
        </text:list-item>
        <text:list-item>
          <text:p text:style-name="P15"><text:span text:style-name="T20">MCHC:</text:span><text:span text:style-name="T10"> Mean Cell Hemoglobin Concentration,</text:span><text:span text:style-name="T20"> </text:span><text:span text:style-name="T10">tra 33 e 36 g/dl. Tiene conto delle dimensioni dei globuli rossi, a differenza del precedente. </text:span><text:span text:style-name="T14">I globuli rossi in base al loro contenuto di emoglobina si dicono </text:span><text:span text:style-name="T22">normocromici</text:span><text:span text:style-name="T14"> oppure </text:span><text:span text:style-name="T22">ipocromici.</text:span><text:span text:style-name="T14"> L’</text:span><text:span text:style-name="T22">ipercromia</text:span><text:span text:style-name="T14"> non è quasi mai riscontrata perché il globulo rosso è normalmente saturo di emoglobina, si riscontra ipercromia quasi solo in caso di sferocitosi.</text:span></text:p>
        </text:list-item>
        <text:list-item>
          <text:p text:style-name="P16"><text:span text:style-name="T22">P</text:span><text:span text:style-name="T20">oichilocitosi:</text:span><text:span text:style-name="T10"> Presenza nello stesso campione di globuli rossi di forma differente.</text:span></text:p>
        </text:list-item>
        <text:list-item>
          <text:p text:style-name="P16"><text:span text:style-name="T23">Reticolociti: </text:span><text:span text:style-name="T15">sono globuli rossi giovani, immessi in circolo prima del completamento della maturazione. Hanno all’interno ribosomi ed i meccanismi per la sintesi di emoglobina. Sono normalmente tra 0.5 e 1.5% dei globuli rossi. Esprimono la richiesta di globuli rossi al midollo osseo.</text:span></text:p>
        </text:list-item>
      </text:list>
      <text:p text:style-name="P17"><text:span text:style-name="T15"/></text:p>
      <text:p text:style-name="P18"><text:soft-page-break/><text:span text:style-name="T15">I </text:span><text:span text:style-name="T10">metodi di riconoscimento dei reticolociti fanno uso di fluorocromi, sono state distinte 3 classi di reticolociti: LFR (maturi), MFR (caratteristiche intermedie) e HFR (immaturi). In base alla quantità di materiale che lega i fluorocromi (decrescente con la maturazione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it" fo:country="IT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it" fo:country="IT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0:20:47.217362800</meta:creation-date>
    <dc:date>2023-11-28T10:39:18.662927604</dc:date>
    <meta:editing-duration>PT3H8M51S</meta:editing-duration>
    <meta:editing-cycles>32</meta:editing-cycles>
    <meta:generator>LibreOffice/7.6.3.2$Linux_X86_64 LibreOffice_project/60$Build-2</meta:generator>
    <meta:document-statistic meta:table-count="0" meta:image-count="0" meta:object-count="0" meta:page-count="3" meta:paragraph-count="49" meta:word-count="954" meta:character-count="6482" meta:non-whitespace-character-count="5598"/>
  </office:meta>
</office:document-meta>
</file>